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22"/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p0</text:p>
          </table:table-cell>
          <table:table-cell office:value-type="float" office:value="983" calcext:value-type="float">
            <text:p>98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ychlost vzduch</text:p>
          </table:table-cell>
          <table:table-cell table:formula="of:=331.82+0.61*[.C3]" office:value-type="float" office:value="347.741" calcext:value-type="float">
            <text:p>347.741</text:p>
          </table:table-cell>
          <table:table-cell table:formula="of:=0.61*[.D3]"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string" calcext:value-type="string">
            <text:p>T0</text:p>
          </table:table-cell>
          <table:table-cell office:value-type="float" office:value="26.1" calcext:value-type="float">
            <text:p>26.1</text:p>
          </table:table-cell>
          <table:table-cell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hi0</text:p>
          </table:table-cell>
          <table:table-cell table:style-name="ce1" office:value-type="percentage" office:value="0.36" calcext:value-type="percentage">
            <text:p>36.00%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 tyče</text:p>
          </table:table-cell>
          <table:table-cell office:value-type="float" office:value="150.9" calcext:value-type="float">
            <text:p>150.9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hustota tyč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lka trubice</text:p>
          </table:table-cell>
          <table:table-cell office:value-type="float" office:value="74" calcext:value-type="float">
            <text:p>74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vešly se 2 vln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rezonance?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.5" calcext:value-type="float">
            <text:p>59.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0.5" calcext:value-type="float">
            <text:p>60.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1.5" calcext:value-type="float">
            <text:p>61.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2.5" calcext:value-type="float">
            <text:p>62.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2.6" calcext:value-type="float">
            <text:p>62.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2.8" calcext:value-type="float">
            <text:p>62.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63.5" calcext:value-type="float">
            <text:p>63.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</table:table>
      <table:table table:name="Sheet2" table:style-name="ta1">
        <table:table-column table:style-name="co1" table:number-columns-repeated="1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vzduch</text:p>
          </table:table-cell>
          <table:table-cell table:number-columns-repeated="3"/>
          <table:table-cell office:value-type="string" calcext:value-type="string">
            <text:p>CO2</text:p>
          </table:table-cell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konst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konst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mm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orig</text:p>
          </table:table-cell>
          <table:table-cell table:number-columns-repeated="5"/>
          <table:table-cell table:style-name="Default"/>
          <table:table-cell office:value-type="string" calcext:value-type="string">
            <text:p>f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string" calcext:value-type="string">
            <text:p>#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/k</text:p>
          </table:table-cell>
          <table:table-cell/>
          <table:table-cell office:value-type="string" calcext:value-type="string">
            <text:p>#k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#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/k</text:p>
          </table:table-cell>
          <table:table-cell table:style-name="Default" office:value-type="string" calcext:value-type="string">
            <text:p>F/1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table:formula="of:=[.C5]/[.B5]" office:value-type="float" office:value="213" calcext:value-type="float">
            <text:p>2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formula="of:=[.K5]/[.J5]" office:value-type="float" office:value="162" calcext:value-type="float">
            <text:p>162</text:p>
          </table:table-cell>
          <table:table-cell table:formula="of:=[.K5]/[.$O$3]" office:value-type="float" office:value="0.964285714285714" calcext:value-type="float">
            <text:p>1.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float" office:value="324" calcext:value-type="float">
            <text:p>324</text:p>
          </table:table-cell>
          <table:table-cell table:formula="of:=[.C7]/[.B7]" office:value-type="float" office:value="218" calcext:value-type="float">
            <text:p>2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38" calcext:value-type="float">
            <text:p>3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38" calcext:value-type="float">
            <text:p>338</text:p>
          </table:table-cell>
          <table:table-cell table:formula="of:=[.K6]/[.J6]" office:value-type="float" office:value="169" calcext:value-type="float">
            <text:p>169</text:p>
          </table:table-cell>
          <table:table-cell table:formula="of:=[.K6]/[.$O$3]" office:value-type="float" office:value="2.01190476190476" calcext:value-type="float">
            <text:p>2.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36" calcext:value-type="float">
            <text:p>436</text:p>
          </table:table-cell>
          <table:table-cell table:formula="of:=[.C8]/[.B8]" office:value-type="float" office:value="216.666666666667" calcext:value-type="float">
            <text:p>216.66666666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86" calcext:value-type="float">
            <text:p>486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486" calcext:value-type="float">
            <text:p>4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50" calcext:value-type="float">
            <text:p>650</text:p>
          </table:table-cell>
          <table:table-cell table:formula="of:=[.C9]/[.B9]" office:value-type="float" office:value="218" calcext:value-type="float">
            <text:p>21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23" calcext:value-type="float">
            <text:p>523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523" calcext:value-type="float">
            <text:p>5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72" calcext:value-type="float">
            <text:p>872</text:p>
          </table:table-cell>
          <table:table-cell table:formula="of:=[.C10]/[.B10]" office:value-type="float" office:value="215.6" calcext:value-type="float">
            <text:p>215.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75" calcext:value-type="float">
            <text:p>67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75" calcext:value-type="float">
            <text:p>675</text:p>
          </table:table-cell>
          <table:table-cell table:formula="of:=[.K9]/[.J9]" office:value-type="float" office:value="168.75" calcext:value-type="float">
            <text:p>168.75</text:p>
          </table:table-cell>
          <table:table-cell table:formula="of:=[.K9]/[.$O$3]" office:value-type="float" office:value="4.01785714285714" calcext:value-type="float">
            <text:p>4.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78" calcext:value-type="float">
            <text:p>1078</text:p>
          </table:table-cell>
          <table:table-cell table:formula="of:=[.C11]/[.B11]" office:value-type="float" office:value="216.166666666667" calcext:value-type="float">
            <text:p>216.166666666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38" calcext:value-type="float">
            <text:p>83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38" calcext:value-type="float">
            <text:p>838</text:p>
          </table:table-cell>
          <table:table-cell table:formula="of:=[.K10]/[.J10]" office:value-type="float" office:value="167.6" calcext:value-type="float">
            <text:p>167.6</text:p>
          </table:table-cell>
          <table:table-cell table:formula="of:=[.K10]/[.$O$3]" office:value-type="float" office:value="4.98809523809524" calcext:value-type="float">
            <text:p>5.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297" calcext:value-type="float">
            <text:p>1297</text:p>
          </table:table-cell>
          <table:table-cell table:formula="of:=[.C12]/[.B12]" office:value-type="float" office:value="216.428571428571" calcext:value-type="float">
            <text:p>216.428571428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09" calcext:value-type="float">
            <text:p>100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9" calcext:value-type="float">
            <text:p>1009</text:p>
          </table:table-cell>
          <table:table-cell table:formula="of:=[.K11]/[.J11]" office:value-type="float" office:value="168.166666666667" calcext:value-type="float">
            <text:p>168.1666666667</text:p>
          </table:table-cell>
          <table:table-cell table:formula="of:=[.K11]/[.$O$3]" office:value-type="float" office:value="6.00595238095238" calcext:value-type="float">
            <text:p>6.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515" calcext:value-type="float">
            <text:p>1515</text:p>
          </table:table-cell>
          <table:table-cell table:formula="of:=[.C13]/[.B13]" office:value-type="float" office:value="216" calcext:value-type="float">
            <text:p>2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79" calcext:value-type="float">
            <text:p>117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179" calcext:value-type="float">
            <text:p>1179</text:p>
          </table:table-cell>
          <table:table-cell table:formula="of:=[.K12]/[.J12]" office:value-type="float" office:value="168.428571428571" calcext:value-type="float">
            <text:p>168.4285714286</text:p>
          </table:table-cell>
          <table:table-cell table:formula="of:=[.K12]/[.$O$3]" office:value-type="float" office:value="7.01785714285714" calcext:value-type="float">
            <text:p>7.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728" calcext:value-type="float">
            <text:p>1728</text:p>
          </table:table-cell>
          <table:table-cell table:formula="of:=[.C14]/[.B14]" office:value-type="float" office:value="215.666666666667" calcext:value-type="float">
            <text:p>215.666666666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47" calcext:value-type="float">
            <text:p>134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347" calcext:value-type="float">
            <text:p>1347</text:p>
          </table:table-cell>
          <table:table-cell table:formula="of:=[.K13]/[.J13]" office:value-type="float" office:value="168.375" calcext:value-type="float">
            <text:p>168.375</text:p>
          </table:table-cell>
          <table:table-cell table:formula="of:=[.K13]/[.$O$3]" office:value-type="float" office:value="8.01785714285714" calcext:value-type="float">
            <text:p>8.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41" calcext:value-type="float">
            <text:p>1941</text:p>
          </table:table-cell>
          <table:table-cell table:formula="of:=[.C15]/[.B15]" office:value-type="float" office:value="215.9" calcext:value-type="float">
            <text:p>215.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11" calcext:value-type="float">
            <text:p>151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511" calcext:value-type="float">
            <text:p>1511</text:p>
          </table:table-cell>
          <table:table-cell table:formula="of:=[.K14]/[.J14]" office:value-type="float" office:value="167.888888888889" calcext:value-type="float">
            <text:p>167.8888888889</text:p>
          </table:table-cell>
          <table:table-cell table:formula="of:=[.K14]/[.$O$3]" office:value-type="float" office:value="8.99404761904762" calcext:value-type="float">
            <text:p>9.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159" calcext:value-type="float">
            <text:p>2159</text:p>
          </table:table-cell>
          <table:table-cell table:formula="of:=[.C16]/[.B16]" office:value-type="float" office:value="215.909090909091" calcext:value-type="float">
            <text:p>215.909090909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681" calcext:value-type="float">
            <text:p>168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681" calcext:value-type="float">
            <text:p>1681</text:p>
          </table:table-cell>
          <table:table-cell table:formula="of:=[.K15]/[.J15]" office:value-type="float" office:value="168.1" calcext:value-type="float">
            <text:p>168.1</text:p>
          </table:table-cell>
          <table:table-cell table:formula="of:=[.K15]/[.$O$3]" office:value-type="float" office:value="10.0059523809524" calcext:value-type="float">
            <text:p>10.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375" calcext:value-type="float">
            <text:p>2375</text:p>
          </table:table-cell>
          <table:table-cell table:formula="of:=[.C17]/[.B17]" office:value-type="float" office:value="216.416666666667" calcext:value-type="float">
            <text:p>216.416666666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51" calcext:value-type="float">
            <text:p>185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851" calcext:value-type="float">
            <text:p>1851</text:p>
          </table:table-cell>
          <table:table-cell table:formula="of:=[.K16]/[.J16]" office:value-type="float" office:value="168.272727272727" calcext:value-type="float">
            <text:p>168.2727272727</text:p>
          </table:table-cell>
          <table:table-cell table:formula="of:=[.K16]/[.$O$3]" office:value-type="float" office:value="11.0178571428571" calcext:value-type="float">
            <text:p>11.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597" calcext:value-type="float">
            <text:p>2597</text:p>
          </table:table-cell>
          <table:table-cell table:formula="of:=[.C18]/[.B18]" office:value-type="float" office:value="215.846153846154" calcext:value-type="float">
            <text:p>215.846153846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18" calcext:value-type="float">
            <text:p>2018</text:p>
          </table:table-cell>
          <table:table-cell table:formula="of:=[.K17]/[.J17]" office:value-type="float" office:value="168.166666666667" calcext:value-type="float">
            <text:p>168.1666666667</text:p>
          </table:table-cell>
          <table:table-cell table:formula="of:=[.K17]/[.$O$3]" office:value-type="float" office:value="12.0119047619048" calcext:value-type="float">
            <text:p>12.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806" calcext:value-type="float">
            <text:p>2806</text:p>
          </table:table-cell>
          <table:table-cell table:formula="of:=[.C19]/[.B19]" office:value-type="float" office:value="215.928571428571" calcext:value-type="float">
            <text:p>215.928571428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184" calcext:value-type="float">
            <text:p>218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184" calcext:value-type="float">
            <text:p>2184</text:p>
          </table:table-cell>
          <table:table-cell table:formula="of:=[.K18]/[.J18]" office:value-type="float" office:value="168" calcext:value-type="float">
            <text:p>168</text:p>
          </table:table-cell>
          <table:table-cell table:formula="of:=[.K18]/[.$O$3]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023" calcext:value-type="float">
            <text:p>302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354" calcext:value-type="float">
            <text:p>235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354" calcext:value-type="float">
            <text:p>2354</text:p>
          </table:table-cell>
          <table:table-cell table:formula="of:=[.K19]/[.J19]" office:value-type="float" office:value="168.142857142857" calcext:value-type="float">
            <text:p>168.1428571429</text:p>
          </table:table-cell>
          <table:table-cell table:formula="of:=[.K19]/[.$O$3]" office:value-type="float" office:value="14.0119047619048" calcext:value-type="float">
            <text:p>14.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2524" calcext:value-type="float">
            <text:p>252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524" calcext:value-type="float">
            <text:p>2524</text:p>
          </table:table-cell>
          <table:table-cell table:formula="of:=[.K20]/[.J20]" office:value-type="float" office:value="168.266666666667" calcext:value-type="float">
            <text:p>168.2666666667</text:p>
          </table:table-cell>
          <table:table-cell table:formula="of:=[.K20]/[.$O$3]" office:value-type="float" office:value="15.0238095238095" calcext:value-type="float">
            <text:p>15.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onst</text:p>
          </table:table-cell>
          <table:table-cell office:value-type="float" office:value="3025" calcext:value-type="float">
            <text:p>3025</text:p>
          </table:table-cell>
          <table:table-cell office:value-type="string" calcext:value-type="string">
            <text:p>Hz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692" calcext:value-type="float">
            <text:p>269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692" calcext:value-type="float">
            <text:p>2692</text:p>
          </table:table-cell>
          <table:table-cell table:formula="of:=[.K21]/[.J21]" office:value-type="float" office:value="168.25" calcext:value-type="float">
            <text:p>168.25</text:p>
          </table:table-cell>
          <table:table-cell table:formula="of:=[.K21]/[.$O$3]" office:value-type="float" office:value="16.0238095238095" calcext:value-type="float">
            <text:p>16.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2858" calcext:value-type="float">
            <text:p>285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858" calcext:value-type="float">
            <text:p>2858</text:p>
          </table:table-cell>
          <table:table-cell table:formula="of:=[.K22]/[.J22]" office:value-type="float" office:value="168.117647058824" calcext:value-type="float">
            <text:p>168.1176470588</text:p>
          </table:table-cell>
          <table:table-cell table:formula="of:=[.K22]/[.$O$3]" office:value-type="float" office:value="17.0119047619048" calcext:value-type="float">
            <text:p>17.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#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/k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028" calcext:value-type="float">
            <text:p>3028</text:p>
          </table:table-cell>
          <table:table-cell table:formula="of:=[.K23]/[.J23]" office:value-type="float" office:value="168.222222222222" calcext:value-type="float">
            <text:p>168.2222222222</text:p>
          </table:table-cell>
          <table:table-cell table:formula="of:=[.K23]/[.$O$3]" office:value-type="float" office:value="18.0238095238095" calcext:value-type="float">
            <text:p>18.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42.5" calcext:value-type="float">
            <text:p>742.5</text:p>
          </table:table-cell>
          <table:table-cell table:formula="of:=[.C24]/[.B24]" office:value-type="float" office:value="57.1153846153846" calcext:value-type="float">
            <text:p>57.115384615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00" calcext:value-type="float">
            <text:p>800</text:p>
          </table:table-cell>
          <table:table-cell table:formula="of:=[.C25]/[.B25]" office:value-type="float" office:value="57.1428571428571" calcext:value-type="float">
            <text:p>57.1428571429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857.5" calcext:value-type="float">
            <text:p>857.5</text:p>
          </table:table-cell>
          <table:table-cell table:formula="of:=[.C26]/[.B26]" office:value-type="float" office:value="57.1666666666667" calcext:value-type="float">
            <text:p>57.1666666667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68.175" calcext:value-type="float">
            <text:p>168.175</text:p>
          </table:table-cell>
          <table:table-cell office:value-type="float" office:value="0.04845" calcext:value-type="float">
            <text:p>0.04845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216.032" calcext:value-type="float">
            <text:p>216.032</text:p>
          </table:table-cell>
          <table:table-cell office:value-type="float" office:value="0.1055" calcext:value-type="float">
            <text:p>0.105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number-columns-repeated="1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57.1441" calcext:value-type="float">
            <text:p>57.1441</text:p>
          </table:table-cell>
          <table:table-cell office:value-type="float" office:value="0.01468" calcext:value-type="float">
            <text:p>0.01468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number-columns-repeated="1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formula="of:=800/57.5" office:value-type="float" office:value="13.9130434782609" calcext:value-type="float">
            <text:p>13.9130434783</text:p>
          </table:table-cell>
          <table:table-cell table:number-columns-repeated="9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0/00/0000</text:date>, <text:time style:data-style-name="N2" text:time-value="14:52:13.8425768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slav Wohlrath</meta:initial-creator>
    <meta:creation-date>2016-03-25T23:46:23.277058077</meta:creation-date>
    <meta:generator>LibreOffice/4.4.3.2$Linux_X86_64 LibreOffice_project/40m0$Build-2</meta:generator>
    <dc:date>2016-04-11T22:18:21.559904387</dc:date>
    <dc:creator>Vladislav Wohlrath</dc:creator>
    <meta:editing-duration>PT5H18M22S</meta:editing-duration>
    <meta:editing-cycles>11</meta:editing-cycles>
    <meta:document-statistic meta:table-count="2" meta:cell-count="240" meta:object-count="0"/>
  </office:meta>
</office:document-meta>
</file>